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40000038AD6A7B801.png"/>
  <manifest:file-entry manifest:media-type="image/png" manifest:full-path="Pictures/10000000000004340000038A30D650C5.png"/>
  <manifest:file-entry manifest:media-type="image/png" manifest:full-path="Pictures/10000000000004450000039344F48901.png"/>
  <manifest:file-entry manifest:media-type="image/png" manifest:full-path="Pictures/100000000000043900000381606616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026cm" svg:x="11.16cm" svg:y="1cm">
          <draw:image xlink:href="Pictures/10000000000004340000038AD6A7B801.png" xlink:type="simple" xlink:show="embed" xlink:actuate="onLoad">
            <text:p/>
          </draw:image>
        </draw:frame>
        <draw:frame draw:style-name="gr1" draw:text-style-name="P1" draw:layer="layout" svg:width="9.525cm" svg:height="8.026cm" svg:x="1cm" svg:y="1cm">
          <draw:image xlink:href="Pictures/10000000000004340000038A30D650C5.png" xlink:type="simple" xlink:show="embed" xlink:actuate="onLoad">
            <text:p/>
          </draw:image>
        </draw:frame>
        <draw:frame draw:style-name="gr1" draw:text-style-name="P1" draw:layer="layout" svg:width="9.525cm" svg:height="7.899cm" svg:x="1cm" svg:y="9.534cm">
          <draw:image xlink:href="Pictures/10000000000004390000038160661672.png" xlink:type="simple" xlink:show="embed" xlink:actuate="onLoad">
            <text:p/>
          </draw:image>
        </draw:frame>
        <draw:frame draw:style-name="gr1" draw:text-style-name="P1" draw:layer="layout" svg:width="9.525cm" svg:height="7.976cm" svg:x="11.065cm" svg:y="9.534cm">
          <draw:image xlink:href="Pictures/10000000000004450000039344F4890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2T16:47:14</meta:creation-date>
    <dc:date>2010-02-24T11:36:06</dc:date>
    <meta:editing-duration>PT02H13M04S</meta:editing-duration>
    <meta:editing-cycles>4</meta:editing-cycles>
    <meta:generator>OpenOffice.org/3.1$Linux OpenOffice.org_project/310m19$Build-9420</meta:generator>
    <meta:document-statistic meta:object-count="4"/>
  </office:meta>
</office:document-meta>
</file>